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Excel_32_Built-in_32_Percent" style:data-style-name="N2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style:vertical-align="top" style:repeat-content="false"/>
      <style:paragraph-properties fo:text-align="center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3.8893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nken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" table:number-rows-spanned="1" table:style-name="ce4">
            <text:p>Tank-Excel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gefahrene km.</text:p>
          </table:table-cell>
          <table:table-cell office:value-type="string" table:style-name="ce1">
            <text:p>getankt in Liter</text:p>
          </table:table-cell>
          <table:table-cell office:value-type="string" table:style-name="ce1">
            <text:p>Preis pro Liter</text:p>
          </table:table-cell>
          <table:table-cell office:value-type="string" table:style-name="ce1">
            <text:p>Bon pro Liter</text:p>
          </table:table-cell>
          <table:table-cell office:value-type="string" table:style-name="ce1">
            <text:p>Kosten</text:p>
          </table:table-cell>
          <table:table-cell office:value-type="string" table:style-name="ce1">
            <text:p>Verbrauch pro 100km</text:p>
          </table:table-cell>
          <table:table-cell office:value-type="string" table:style-name="ce1">
            <text:p>Rabatt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9-03-21T00:00:00" table:style-name="ce5">
            <text:p>21.03.2019</text:p>
          </table:table-cell>
          <table:table-cell office:value-type="float" office:value="580.29999999999995" table:style-name="ce1">
            <text:p>580.3</text:p>
          </table:table-cell>
          <table:table-cell office:value-type="float" office:value="41.5" table:style-name="ce1">
            <text:p>41.5</text:p>
          </table:table-cell>
          <table:table-cell office:value-type="float" office:value="1.44" table:style-name="ce1">
            <text:p>1.44</text:p>
          </table:table-cell>
          <table:table-cell office:value-type="float" office:value="0.04" table:style-name="ce1">
            <text:p>0.04</text:p>
          </table:table-cell>
          <table:table-cell office:value-type="float" office:value="58.099999999999994" table:formula="of:=[.D4]*([.E4]-[.F4])" table:style-name="ce2">
            <text:p>CHF 58.10</text:p>
          </table:table-cell>
          <table:table-cell office:value-type="float" office:value="7.1514733758400837" table:formula="of:=[.D4]/[.C4]*100" table:style-name="ce3">
            <text:p>7.15</text:p>
          </table:table-cell>
          <table:table-cell office:value-type="float" office:value="1.6600000000000001" table:formula="of:=[.D4]*[.F4]" table:style-name="ce1">
            <text:p>1.66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9-04-14T00:00:00" table:style-name="ce5">
            <text:p>14.04.2019</text:p>
          </table:table-cell>
          <table:table-cell office:value-type="float" office:value="568.20000000000005" table:style-name="ce1">
            <text:p>568.2</text:p>
          </table:table-cell>
          <table:table-cell office:value-type="float" office:value="42.75" table:style-name="ce1">
            <text:p>42.75</text:p>
          </table:table-cell>
          <table:table-cell office:value-type="float" office:value="1.61" table:style-name="ce1">
            <text:p>1.61</text:p>
          </table:table-cell>
          <table:table-cell office:value-type="float" office:value="0.04" table:style-name="ce1">
            <text:p>0.04</text:p>
          </table:table-cell>
          <table:table-cell office:value-type="float" office:value="67.117500000000007" table:formula="of:=[.D5]*([.E5]-[.F5])" table:style-name="ce2">
            <text:p>CHF 67.12</text:p>
          </table:table-cell>
          <table:table-cell office:value-type="float" office:value="7.5237592397043294" table:formula="of:=[.D5]/[.C5]*100" table:style-name="ce3">
            <text:p>7.52</text:p>
          </table:table-cell>
          <table:table-cell office:value-type="float" office:value="1.71" table:formula="of:=[.D5]*[.F5]" table:style-name="ce1">
            <text:p>1.7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9-04-05T00:00:00" table:style-name="ce5">
            <text:p>05.04.2019</text:p>
          </table:table-cell>
          <table:table-cell office:value-type="float" office:value="605.20000000000005" table:style-name="ce1">
            <text:p>605.2</text:p>
          </table:table-cell>
          <table:table-cell office:value-type="float" office:value="41.64" table:style-name="ce1">
            <text:p>41.64</text:p>
          </table:table-cell>
          <table:table-cell office:value-type="float" office:value="1.58" table:style-name="ce1">
            <text:p>1.58</text:p>
          </table:table-cell>
          <table:table-cell office:value-type="float" office:value="0.05" table:style-name="ce1">
            <text:p>0.05</text:p>
          </table:table-cell>
          <table:table-cell office:value-type="float" office:value="63.709200000000003" table:formula="of:=[.D6]*([.E6]-[.F6])" table:style-name="ce2">
            <text:p>CHF 63.71</text:p>
          </table:table-cell>
          <table:table-cell office:value-type="float" office:value="6.8803701255783212" table:formula="of:=[.D6]/[.C6]*100" table:style-name="ce3">
            <text:p>6.88</text:p>
          </table:table-cell>
          <table:table-cell office:value-type="float" office:value="2.0820000000000003" table:formula="of:=[.D6]*[.F6]" table:style-name="ce1">
            <text:p>2.082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9-06-19T00:00:00" table:style-name="ce5">
            <text:p>19.06.2019</text:p>
          </table:table-cell>
          <table:table-cell office:value-type="float" office:value="659.1" table:style-name="ce1">
            <text:p>659.1</text:p>
          </table:table-cell>
          <table:table-cell office:value-type="float" office:value="42.96" table:style-name="ce1">
            <text:p>42.96</text:p>
          </table:table-cell>
          <table:table-cell office:value-type="float" office:value="1.66" table:style-name="ce1">
            <text:p>1.66</text:p>
          </table:table-cell>
          <table:table-cell office:value-type="float" office:value="0.04" table:style-name="ce1">
            <text:p>0.04</text:p>
          </table:table-cell>
          <table:table-cell office:value-type="float" office:value="69.595199999999991" table:formula="of:=[.D7]*([.E7]-[.F7])" table:style-name="ce2">
            <text:p>CHF 69.60</text:p>
          </table:table-cell>
          <table:table-cell office:value-type="float" office:value="6.5179790623577611" table:formula="of:=[.D7]/[.C7]*100" table:style-name="ce3">
            <text:p>6.52</text:p>
          </table:table-cell>
          <table:table-cell office:value-type="float" office:value="1.7184000000000001" table:formula="of:=[.D7]*[.F7]" table:style-name="ce1">
            <text:p>1.7184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9-05-18T00:00:00" table:style-name="ce5">
            <text:p>18.05.2019</text:p>
          </table:table-cell>
          <table:table-cell office:value-type="float" office:value="629.79999999999995" table:style-name="ce1">
            <text:p>629.8</text:p>
          </table:table-cell>
          <table:table-cell office:value-type="float" office:value="42.75" table:style-name="ce1">
            <text:p>42.75</text:p>
          </table:table-cell>
          <table:table-cell office:value-type="float" office:value="1.61" table:style-name="ce1">
            <text:p>1.61</text:p>
          </table:table-cell>
          <table:table-cell office:value-type="float" office:value="0.05" table:style-name="ce1">
            <text:p>0.05</text:p>
          </table:table-cell>
          <table:table-cell office:value-type="float" office:value="66.69" table:formula="of:=[.D8]*([.E8]-[.F8])" table:style-name="ce2">
            <text:p>CHF 66.69</text:p>
          </table:table-cell>
          <table:table-cell office:value-type="float" office:value="6.7878691648142269" table:formula="of:=[.D8]/[.C8]*100" table:style-name="ce3">
            <text:p>6.79</text:p>
          </table:table-cell>
          <table:table-cell office:value-type="float" office:value="2.1375000000000002" table:formula="of:=[.D8]*[.F8]" table:style-name="ce1">
            <text:p>2.137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9-07-01T00:00:00" table:style-name="ce5">
            <text:p>01.07.2019</text:p>
          </table:table-cell>
          <table:table-cell office:value-type="float" office:value="322.3" table:style-name="ce1">
            <text:p>322.3</text:p>
          </table:table-cell>
          <table:table-cell office:value-type="float" office:value="22.21" table:style-name="ce1">
            <text:p>22.21</text:p>
          </table:table-cell>
          <table:table-cell office:value-type="float" office:value="1.66" table:style-name="ce1">
            <text:p>1.66</text:p>
          </table:table-cell>
          <table:table-cell office:value-type="float" office:value="0.04" table:style-name="ce1">
            <text:p>0.04</text:p>
          </table:table-cell>
          <table:table-cell office:value-type="float" office:value="35.980199999999996" table:formula="of:=[.D9]*([.E9]-[.F9])" table:style-name="ce2">
            <text:p>CHF 35.98</text:p>
          </table:table-cell>
          <table:table-cell office:value-type="float" office:value="6.8910952528699969" table:formula="of:=[.D9]/[.C9]*100" table:style-name="ce3">
            <text:p>6.89</text:p>
          </table:table-cell>
          <table:table-cell office:value-type="float" office:value="0.88840000000000008" table:formula="of:=[.D9]*[.F9]" table:style-name="ce1">
            <text:p>0.8884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9-08-09T00:00:00" table:style-name="ce5">
            <text:p>09.08.2019</text:p>
          </table:table-cell>
          <table:table-cell office:value-type="float" office:value="518.79999999999995" table:style-name="ce1">
            <text:p>518.8</text:p>
          </table:table-cell>
          <table:table-cell office:value-type="float" office:value="35.39" table:style-name="ce1">
            <text:p>35.39</text:p>
          </table:table-cell>
          <table:table-cell office:value-type="float" office:value="1.64" table:style-name="ce1">
            <text:p>1.64</text:p>
          </table:table-cell>
          <table:table-cell office:value-type="float" office:value="0.05" table:style-name="ce1">
            <text:p>0.05</text:p>
          </table:table-cell>
          <table:table-cell office:value-type="float" office:value="56.270099999999999" table:formula="of:=[.D10]*([.E10]-[.F10])" table:style-name="ce2">
            <text:p>CHF 56.27</text:p>
          </table:table-cell>
          <table:table-cell office:value-type="float" office:value="6.821511179645336" table:formula="of:=[.D10]/[.C10]*100" table:style-name="ce3">
            <text:p>6.82</text:p>
          </table:table-cell>
          <table:table-cell office:value-type="float" office:value="1.7695000000000001" table:formula="of:=[.D10]*[.F10]" table:style-name="ce1">
            <text:p>1.769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5">
            <text:p>27.08.2019</text:p>
          </table:table-cell>
          <table:table-cell office:value-type="float" office:value="600.4" table:style-name="ce1">
            <text:p>600.4</text:p>
          </table:table-cell>
          <table:table-cell office:value-type="float" office:value="44.2" table:style-name="ce1">
            <text:p>44.2</text:p>
          </table:table-cell>
          <table:table-cell office:value-type="float" office:value="1.61" table:style-name="ce1">
            <text:p>1.61</text:p>
          </table:table-cell>
          <table:table-cell office:value-type="float" office:value="0.05" table:style-name="ce1">
            <text:p>0.05</text:p>
          </table:table-cell>
          <table:table-cell office:value-type="float" office:value="68.952000000000012" table:formula="of:=[.D11]*([.E11]-[.F11])" table:style-name="ce2">
            <text:p>CHF 68.95</text:p>
          </table:table-cell>
          <table:table-cell office:value-type="float" office:value="7.3617588274483685" table:formula="of:=[.D11]/[.C11]*100" table:style-name="ce3">
            <text:p>7.36</text:p>
          </table:table-cell>
          <table:table-cell office:value-type="float" office:value="2.2100000000000004" table:formula="of:=[.D11]*[.F11]" table:style-name="ce1">
            <text:p>2.2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5">
            <text:p>14.09.2019</text:p>
          </table:table-cell>
          <table:table-cell office:value-type="float" office:value="514.20000000000005" table:style-name="ce1">
            <text:p>514.2</text:p>
          </table:table-cell>
          <table:table-cell office:value-type="float" office:value="37.14" table:style-name="ce1">
            <text:p>37.14</text:p>
          </table:table-cell>
          <table:table-cell office:value-type="float" office:value="1.56" table:style-name="ce1">
            <text:p>1.56</text:p>
          </table:table-cell>
          <table:table-cell office:value-type="float" office:value="0.05" table:style-name="ce1">
            <text:p>0.05</text:p>
          </table:table-cell>
          <table:table-cell office:value-type="float" office:value="56.081400000000002" table:formula="of:=[.D12]*([.E12]-[.F12])" table:style-name="ce2">
            <text:p>CHF 56.08</text:p>
          </table:table-cell>
          <table:table-cell office:value-type="float" office:value="7.2228704784130677" table:formula="of:=[.D12]/[.C12]*100" table:style-name="ce3">
            <text:p>7.22</text:p>
          </table:table-cell>
          <table:table-cell office:value-type="float" office:value="1.8570000000000002" table:formula="of:=[.D12]*[.F12]" table:style-name="ce1">
            <text:p>1.857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9-10-01T00:00:00" table:style-name="ce5">
            <text:p>01.10.2019</text:p>
          </table:table-cell>
          <table:table-cell office:value-type="float" office:value="576.20000000000005" table:style-name="ce1">
            <text:p>576.2</text:p>
          </table:table-cell>
          <table:table-cell office:value-type="float" office:value="43.07" table:style-name="ce1">
            <text:p>43.07</text:p>
          </table:table-cell>
          <table:table-cell office:value-type="float" office:value="1.62" table:style-name="ce1">
            <text:p>1.62</text:p>
          </table:table-cell>
          <table:table-cell office:value-type="float" office:value="0.04" table:style-name="ce1">
            <text:p>0.04</text:p>
          </table:table-cell>
          <table:table-cell office:value-type="float" office:value="68.050600000000003" table:formula="of:=[.D13]*([.E13]-[.F13])" table:style-name="ce2">
            <text:p>CHF 68.05</text:p>
          </table:table-cell>
          <table:table-cell office:value-type="float" office:value="7.4748351266921196" table:formula="of:=[.D13]/[.C13]*100" table:style-name="ce3">
            <text:p>7.47</text:p>
          </table:table-cell>
          <table:table-cell office:value-type="float" office:value="1.7228000000000001" table:formula="of:=[.D13]*[.F13]" table:style-name="ce1">
            <text:p>1.7228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5">
            <text:p>11.10.2019</text:p>
          </table:table-cell>
          <table:table-cell office:value-type="float" office:value="643.70000000000005" table:style-name="ce1">
            <text:p>643.7</text:p>
          </table:table-cell>
          <table:table-cell office:value-type="float" office:value="44.84" table:style-name="ce1">
            <text:p>44.84</text:p>
          </table:table-cell>
          <table:table-cell office:value-type="float" office:value="1.59" table:style-name="ce1">
            <text:p>1.59</text:p>
          </table:table-cell>
          <table:table-cell office:value-type="float" office:value="0.04" table:style-name="ce1">
            <text:p>0.04</text:p>
          </table:table-cell>
          <table:table-cell office:value-type="float" office:value="69.50200000000001" table:formula="of:=[.D14]*([.E14]-[.F14])" table:style-name="ce2">
            <text:p>CHF 69.50</text:p>
          </table:table-cell>
          <table:table-cell office:value-type="float" office:value="6.9659779400341781" table:formula="of:=[.D14]/[.C14]*100" table:style-name="ce3">
            <text:p>6.97</text:p>
          </table:table-cell>
          <table:table-cell office:value-type="float" office:value="1.7936000000000001" table:formula="of:=[.D14]*[.F14]" table:style-name="ce1">
            <text:p>1.7936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5">
            <text:p>05.11.2019</text:p>
          </table:table-cell>
          <table:table-cell office:value-type="float" office:value="575.79999999999995" table:style-name="ce1">
            <text:p>575.8</text:p>
          </table:table-cell>
          <table:table-cell office:value-type="float" office:value="41.94" table:style-name="ce1">
            <text:p>41.94</text:p>
          </table:table-cell>
          <table:table-cell office:value-type="float" office:value="1.6" table:style-name="ce1">
            <text:p>1.6</text:p>
          </table:table-cell>
          <table:table-cell office:value-type="float" office:value="0.04" table:style-name="ce1">
            <text:p>0.04</text:p>
          </table:table-cell>
          <table:table-cell office:value-type="float" office:value="65.426400000000001" table:formula="of:=[.D15]*([.E15]-[.F15])" table:style-name="ce2">
            <text:p>CHF 65.43</text:p>
          </table:table-cell>
          <table:table-cell office:value-type="float" office:value="7.2837790899617918" table:formula="of:=[.D15]/[.C15]*100" table:style-name="ce3">
            <text:p>7.28</text:p>
          </table:table-cell>
          <table:table-cell office:value-type="float" office:value="1.6776" table:formula="of:=[.D15]*[.F15]" table:style-name="ce1">
            <text:p>1.6776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9-12-11T00:00:00" table:style-name="ce5">
            <text:p>11.12.2019</text:p>
          </table:table-cell>
          <table:table-cell office:value-type="float" office:value="491.6" table:style-name="ce1">
            <text:p>491.6</text:p>
          </table:table-cell>
          <table:table-cell office:value-type="float" office:value="40.36" table:style-name="ce1">
            <text:p>40.36</text:p>
          </table:table-cell>
          <table:table-cell office:value-type="float" office:value="1.6" table:style-name="ce1">
            <text:p>1.6</text:p>
          </table:table-cell>
          <table:table-cell office:value-type="float" office:value="0.04" table:style-name="ce1">
            <text:p>0.04</text:p>
          </table:table-cell>
          <table:table-cell office:value-type="float" office:value="62.961600000000004" table:formula="of:=[.D16]*([.E16]-[.F16])" table:style-name="ce2">
            <text:p>CHF 62.96</text:p>
          </table:table-cell>
          <table:table-cell office:value-type="float" office:value="8.2099267697314886" table:formula="of:=[.D16]/[.C16]*100" table:style-name="ce3">
            <text:p>8.21</text:p>
          </table:table-cell>
          <table:table-cell office:value-type="float" office:value="1.6144000000000001" table:formula="of:=[.D16]*[.F16]" table:style-name="ce1">
            <text:p>1.6144</text:p>
          </table:table-cell>
          <table:table-cell table:number-columns-repeated="16375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number-style style:name="N37">
      <number:text>CHF </number:text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Percent" style:display-name="Excel Built-in Percent" style:family="table-cell" style:data-style-name="N13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Bär, Florian (Softec)</meta:initial-creator>
    <dc:creator>Florian Bär</dc:creator>
    <meta:creation-date>2019-03-22T06:18:21Z</meta:creation-date>
    <dc:date>2019-12-11T16:27:28Z</dc:date>
    <meta:editing-cycles>2</meta:editing-cycles>
    <meta:editing-duration>PT0S</meta:editing-duration>
    <meta:user-defined meta:name="AppVersion">16.0300</meta:user-defined>
    <meta:user-defined meta:name="Company">softe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